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500000035114C94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Droid Sans" svg:font-family="'Droid Sans'" style:font-family-generic="swiss"/>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9.7083in" fo:margin-left="-0.0785in" table:align="left" style:writing-mode="lr-tb"/>
    </style:style>
    <style:style style:name="Table1.A" style:family="table-column">
      <style:table-column-properties style:column-width="2.1833in"/>
    </style:style>
    <style:style style:name="Table1.B" style:family="table-column">
      <style:table-column-properties style:column-width="1.6917in"/>
    </style:style>
    <style:style style:name="Table1.C" style:family="table-column">
      <style:table-column-properties style:column-width="5.833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9.7069in" fo:margin-left="-0.0785in" table:align="left" style:writing-mode="lr-tb"/>
    </style:style>
    <style:style style:name="Table2.A" style:family="table-column">
      <style:table-column-properties style:column-width="3.0125in"/>
    </style:style>
    <style:style style:name="Table2.B" style:family="table-column">
      <style:table-column-properties style:column-width="3.25in"/>
    </style:style>
    <style:style style:name="Table2.C" style:family="table-column">
      <style:table-column-properties style:column-width="3.4444in"/>
    </style:style>
    <style:style style:name="Table2.1" style:family="table-row">
      <style:table-row-properties style:min-row-height="0.6333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2.7167in"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Text_20_body">
      <style:paragraph-properties fo:line-height="115%"/>
      <style:text-properties style:font-name="Liberation Serif" fo:font-size="11pt" style:font-size-asian="11pt" style:font-size-complex="11pt"/>
    </style:style>
    <style:style style:name="P2" style:family="paragraph" style:parent-style-name="Text_20_body">
      <style:paragraph-properties fo:margin-left="0in" fo:margin-right="0in" fo:margin-top="0in" fo:margin-bottom="0in" style:contextual-spacing="false" fo:line-height="115%"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 style:family="paragraph" style:parent-style-name="Text_20_body">
      <style:paragraph-properties fo:line-height="100%"/>
      <style:text-properties style:font-name="Liberation Serif" fo:font-size="11pt" style:font-size-asian="11pt" style:font-size-complex="11pt"/>
    </style:style>
    <style:style style:name="P5"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ize-complex="11pt"/>
    </style:style>
    <style:style style:name="P6" style:family="paragraph" style:parent-style-name="Footer">
      <style:paragraph-properties fo:text-align="end" style:justify-single-word="false"/>
      <style:text-properties officeooo:paragraph-rsid="001e8fbe"/>
    </style:style>
    <style:style style:name="P7"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P8" style:family="paragraph" style:parent-style-name="Text_20_body">
      <style:paragraph-properties fo:line-height="115%"/>
      <style:text-properties style:font-name="Liberation Serif" fo:font-size="11pt" style:font-size-asian="11pt" style:font-size-complex="11pt"/>
    </style:style>
    <style:style style:name="P9" style:family="paragraph" style:parent-style-name="Text_20_body">
      <style:paragraph-properties fo:line-height="100%"/>
      <style:text-properties style:font-name="Liberation Serif" fo:font-size="11pt" style:font-size-asian="11pt" style:font-size-complex="11pt"/>
    </style:style>
    <style:style style:name="P10"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1"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12" style:family="paragraph" style:parent-style-name="Text_20_body">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3" style:family="paragraph" style:parent-style-name="Text_20_body">
      <style:paragraph-properties fo:margin-left="0in" fo:margin-right="0in" fo:margin-top="0in" fo:margin-bottom="0in" style:contextual-spacing="false" fo:line-height="115%"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4" style:family="paragraph" style:parent-style-name="Text_20_body">
      <style:paragraph-properties fo:margin-left="0in" fo:margin-right="0in" fo:margin-top="0in" fo:margin-bottom="0in" style:contextual-spacing="false" fo:line-height="115%"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15"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7" style:family="paragraph" style:parent-style-name="Text_20_body">
      <style:paragraph-properties fo:margin-left="0in" fo:margin-right="0in" fo:margin-top="0in" fo:margin-bottom="0in" style:contextual-spacing="false" fo:line-height="120%" fo:text-indent="0in" style:auto-text-indent="false" style:writing-mode="lr-tb"/>
      <style:text-properties style:font-name="Liberation Serif" fo:font-size="11pt" style:font-size-asian="11pt" style:font-size-complex="11pt"/>
    </style:style>
    <style:style style:name="P18" style:family="paragraph" style:parent-style-name="Table_20_Contents">
      <style:paragraph-properties fo:margin-left="0in" fo:margin-right="0in" fo:margin-top="0in" fo:margin-bottom="0in" style:contextual-spacing="false" fo:line-height="120%" fo:text-indent="0in" style:auto-text-indent="false" style:writing-mode="lr-tb"/>
      <style:text-properties style:font-name="Liberation Serif" fo:font-size="11pt" officeooo:paragraph-rsid="002fa9cb" style:font-size-asian="11pt" style:font-size-complex="11pt"/>
    </style:style>
    <style:style style:name="P19"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0"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21" style:family="paragraph" style:parent-style-name="Text_20_body">
      <style:paragraph-properties fo:margin-top="0in" fo:margin-bottom="0in" style:contextual-spacing="false" fo:line-height="115%"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2"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3"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24"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30d17c" officeooo:paragraph-rsid="0030d17c" style:text-blinking="false" fo:background-color="transparent" style:font-size-asian="11pt" style:font-size-complex="11pt"/>
    </style:style>
    <style:style style:name="P25" style:family="paragraph" style:parent-style-name="Text_20_body">
      <style:paragraph-properties fo:margin-top="0in" fo:margin-bottom="0in" style:contextual-spacing="false" fo:line-height="115%"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tyle-asian="normal" style:font-size-complex="11pt" style:font-style-complex="normal"/>
    </style:style>
    <style:style style:name="P26"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27"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1pt" style:text-underline-style="none" officeooo:paragraph-rsid="0033da6e" style:text-blinking="false" fo:background-color="transparent" style:font-size-asian="11pt" style:font-size-complex="11pt"/>
    </style:style>
    <style:style style:name="P28" style:family="paragraph" style:parent-style-name="Text_20_body">
      <style:paragraph-properties fo:margin-top="0in" fo:margin-bottom="0in" style:contextual-spacing="false" fo:line-height="100%" style:writing-mode="lr-tb"/>
      <style:text-properties style:font-name="Liberation Serif" fo:font-size="11pt" style:font-size-asian="11pt" style:font-size-complex="11pt"/>
    </style:style>
    <style:style style:name="P29" style:family="paragraph" style:parent-style-name="Table_20_Contents">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0"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ize-complex="11pt"/>
    </style:style>
    <style:style style:name="P31"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tyle-asian="normal" style:font-size-complex="11pt" style:font-style-complex="normal"/>
    </style:style>
    <style:style style:name="P32" style:family="paragraph" style:parent-style-name="Table_20_Contents">
      <style:text-properties fo:font-size="9pt" style:font-size-asian="9pt" style:font-size-complex="9pt"/>
    </style:style>
    <style:style style:name="P33" style:family="paragraph" style:parent-style-name="Table_20_Contents">
      <style:text-properties fo:font-size="10pt" style:font-size-asian="10pt" style:font-name-complex="Times New Roman" style:language-complex="en" style:country-complex="US"/>
    </style:style>
    <style:style style:name="P34" style:family="paragraph" style:parent-style-name="Table_20_Contents">
      <style:text-properties style:font-name="Liberation Serif" fo:font-size="11pt" style:font-size-asian="11pt" style:font-size-complex="11pt"/>
    </style:style>
    <style:style style:name="P35" style:family="paragraph" style:parent-style-name="Table_20_Contents">
      <style:text-properties style:font-name="Liberation Serif" fo:font-size="11pt" officeooo:paragraph-rsid="0025f9f7" style:font-size-asian="11pt" style:font-size-complex="11pt"/>
    </style:style>
    <style:style style:name="P36" style:family="paragraph" style:parent-style-name="Table_20_Contents">
      <style:paragraph-properties fo:line-height="115%"/>
      <style:text-properties style:font-name="Liberation Serif" fo:font-size="11pt" style:font-size-asian="11pt" style:font-size-complex="11pt"/>
    </style:style>
    <style:style style:name="P37" style:family="paragraph" style:parent-style-name="Table_20_Contents">
      <style:paragraph-properties fo:line-height="115%"/>
      <style:text-properties style:font-name="Liberation Serif" fo:font-size="11pt" officeooo:paragraph-rsid="0025f9f7" style:font-size-asian="11pt" style:font-size-complex="11pt"/>
    </style:style>
    <style:style style:name="P38" style:family="paragraph" style:parent-style-name="Table_20_Contents">
      <style:paragraph-properties fo:line-height="115%"/>
      <style:text-properties style:font-name="Liberation Serif" fo:font-size="11pt" fo:font-style="normal" style:font-size-asian="11pt" style:font-style-asian="normal" style:font-size-complex="11pt" style:font-style-complex="normal"/>
    </style:style>
    <style:style style:name="P39" style:family="paragraph" style:parent-style-name="Table_20_Contents">
      <style:text-properties style:font-name="Liberation Serif" fo:font-size="11pt" fo:font-weight="bold" officeooo:paragraph-rsid="0025f9f7" style:font-size-asian="11pt" style:font-weight-asian="bold" style:font-size-complex="11pt" style:font-weight-complex="bold"/>
    </style:style>
    <style:style style:name="P40" style:family="paragraph" style:parent-style-name="Table_20_Contents">
      <style:text-properties officeooo:paragraph-rsid="0029d2b4"/>
    </style:style>
    <style:style style:name="P41" style:family="paragraph" style:parent-style-name="Table_20_Contents">
      <style:text-properties officeooo:rsid="002a794e" officeooo:paragraph-rsid="002a794e"/>
    </style:style>
    <style:style style:name="P42" style:family="paragraph" style:parent-style-name="Standard">
      <style:text-properties style:font-name="Liberation Serif"/>
    </style:style>
    <style:style style:name="P43" style:family="paragraph" style:parent-style-name="Standard">
      <style:text-properties style:font-name="Liberation Serif" fo:font-size="7pt" style:font-size-asian="7pt" style:font-name-complex="Times New Roman"/>
    </style:style>
    <style:style style:name="P44" style:family="paragraph" style:parent-style-name="Standard">
      <style:paragraph-properties fo:text-align="center" style:justify-single-word="false"/>
      <style:text-properties style:font-name="Liberation Serif" fo:font-size="16pt" style:font-size-asian="16pt" style:font-name-complex="Times New Roman"/>
    </style:style>
    <style:style style:name="P45" style:family="paragraph" style:parent-style-name="Standard">
      <style:paragraph-properties style:snap-to-layout-grid="false"/>
      <style:text-properties style:font-name="Liberation Serif" fo:font-size="11pt" officeooo:rsid="001fbd53" officeooo:paragraph-rsid="001fbd53" style:font-size-asian="11pt" style:font-name-complex="Times New Roman"/>
    </style:style>
    <style:style style:name="P46" style:family="paragraph" style:parent-style-name="Standard">
      <style:paragraph-properties style:snap-to-layout-grid="false"/>
      <style:text-properties style:font-name="Liberation Serif" fo:font-size="11pt" officeooo:rsid="002a794e" officeooo:paragraph-rsid="002a794e" style:font-size-asian="11pt" style:font-name-complex="Times New Roman"/>
    </style:style>
    <style:style style:name="P47" style:family="paragraph" style:parent-style-name="Standard">
      <style:text-properties style:font-name="Liberation Serif" fo:font-size="11pt" officeooo:paragraph-rsid="002fa9cb" style:font-size-asian="11pt" style:font-size-complex="11pt"/>
    </style:style>
    <style:style style:name="P48" style:family="paragraph" style:parent-style-name="Standard">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49"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bold" officeooo:paragraph-rsid="002fa9cb" style:text-blinking="false" fo:background-color="transparent" style:font-size-asian="11pt" style:font-size-complex="11pt"/>
    </style:style>
    <style:style style:name="P50" style:family="paragraph" style:parent-style-name="Table_20_Header">
      <style:text-properties style:text-underline-style="solid" style:text-underline-width="auto" style:text-underline-color="font-color" style:font-name-complex="Times New Roman" style:language-complex="en" style:country-complex="US"/>
    </style:style>
    <style:style style:name="P51" style:family="paragraph" style:parent-style-name="Text_20_body">
      <style:paragraph-properties style:writing-mode="lr-tb"/>
      <style:text-properties style:font-name="Liberation Serif" fo:font-size="11pt" style:font-size-asian="11pt" style:font-size-complex="11pt"/>
    </style:style>
    <style:style style:name="P52" style:family="paragraph" style:parent-style-name="Text_20_body">
      <style:paragraph-properties fo:line-height="100%" style:writing-mode="lr-tb"/>
      <style:text-properties style:font-name="Liberation Serif" fo:font-size="11pt" style:font-size-asian="11pt" style:font-size-complex="11pt"/>
    </style:style>
    <style:style style:name="P53" style:family="paragraph" style:parent-style-name="Text_20_body">
      <style:paragraph-properties fo:line-height="115%"/>
      <style:text-properties style:font-name="Liberation Serif" fo:font-size="11pt" style:font-size-asian="11pt" style:font-size-complex="11pt"/>
    </style:style>
    <style:style style:name="P54" style:family="paragraph" style:parent-style-name="Text_20_body">
      <style:paragraph-properties fo:line-height="100%"/>
      <style:text-properties style:font-name="Liberation Serif" fo:font-size="11pt" style:font-size-asian="11pt" style:font-size-complex="11pt"/>
    </style:style>
    <style:style style:name="P55" style:family="paragraph" style:parent-style-name="Text_20_body">
      <style:paragraph-properties fo:margin-left="0in" fo:margin-right="0in" fo:margin-top="0in" fo:margin-bottom="0in" style:contextual-spacing="false" fo:line-height="115%"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56"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57"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ize-complex="11pt"/>
    </style:style>
    <style:style style:name="P58" style:family="paragraph" style:parent-style-name="Heading_20_1" style:master-page-name="Standard">
      <style:paragraph-properties style:page-number="auto"/>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size="11pt" fo:font-style="italic" style:font-size-asian="11pt" style:font-style-asian="italic"/>
    </style:style>
    <style:style style:name="T3" style:family="text">
      <style:text-properties fo:font-size="11pt" fo:font-style="italic" officeooo:rsid="00198aaf" style:font-size-asian="11pt" style:font-style-asian="italic"/>
    </style:style>
    <style:style style:name="T4" style:family="text">
      <style:text-properties fo:font-size="11pt" fo:font-style="italic" officeooo:rsid="0019fcd8" style:font-size-asian="11pt" style:font-style-asian="italic"/>
    </style:style>
    <style:style style:name="T5" style:family="text">
      <style:text-properties fo:font-size="11pt" fo:font-style="italic" officeooo:rsid="001d2269" style:font-size-asian="11pt" style:font-style-asian="italic"/>
    </style:style>
    <style:style style:name="T6" style:family="text">
      <style:text-properties style:font-name="Liberation Serif" fo:font-size="11pt" fo:font-style="italic" style:font-size-asian="11pt" style:font-style-asian="italic"/>
    </style:style>
    <style:style style:name="T7" style:family="text">
      <style:text-properties style:font-name="Liberation Serif" fo:font-size="11pt" fo:font-weight="bold" style:font-size-asian="11pt" style:font-weight-asian="bold" style:font-size-complex="11pt" style:font-weight-complex="bold"/>
    </style:style>
    <style:style style:name="T8" style:family="text">
      <style:text-properties style:font-name="Liberation Serif" fo:font-size="11pt" style:font-size-asian="11pt" style:font-size-complex="11pt"/>
    </style:style>
    <style:style style:name="T9" style:family="text">
      <style:text-properties style:font-name="FreeMono" fo:font-size="9pt" fo:font-style="normal" officeooo:rsid="001e8fbe" style:font-size-asian="9pt" style:font-style-asian="normal" style:font-style-complex="normal"/>
    </style:style>
    <style:style style:name="T10" style:family="text">
      <style:text-properties fo:font-size="9pt" fo:font-style="italic" style:font-size-asian="9pt" style:font-style-asian="italic"/>
    </style:style>
    <style:style style:name="T11" style:family="text">
      <style:text-properties fo:font-size="9pt" fo:font-style="italic" officeooo:rsid="001e8fbe" style:font-size-asian="9pt" style:font-style-asian="italic"/>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font-name-asian="Times" style:font-name-complex="Times New Roman" style:language-complex="ar" style:country-complex="SA"/>
    </style:style>
    <style:style style:name="T17" style:family="text">
      <style:text-properties style:font-name-complex="Times New Roman" style:language-complex="en" style:country-complex="US"/>
    </style:style>
    <style:style style:name="T18" style:family="text">
      <style:text-properties style:text-underline-style="solid" style:text-underline-width="auto" style:text-underline-color="font-color" style:font-name-complex="Times New Roman" style:language-complex="en" style:country-complex="US"/>
    </style:style>
    <style:style style:name="T19" style:family="text">
      <style:text-properties style:text-underline-style="solid" style:text-underline-width="auto" style:text-underline-color="font-color" officeooo:rsid="0019fcd8" style:font-name-complex="Times New Roman" style:language-complex="en" style:country-complex="US"/>
    </style:style>
    <style:style style:name="T20" style:family="text">
      <style:text-properties style:text-underline-style="solid" style:text-underline-width="auto" style:text-underline-color="font-color" officeooo:rsid="001d2269" style:font-name-complex="Times New Roman" style:language-complex="en" style:country-complex="US"/>
    </style:style>
    <style:style style:name="T21" style:family="text">
      <style:text-properties fo:font-size="10pt" style:font-size-asian="10pt" style:font-name-complex="Times New Roman" style:language-complex="en" style:country-complex="US"/>
    </style:style>
    <style:style style:name="T22" style:family="text">
      <style:text-properties fo:font-size="10pt" officeooo:rsid="0019fcd8" style:font-size-asian="10pt" style:font-name-complex="Times New Roman" style:language-complex="en" style:country-complex="US"/>
    </style:style>
    <style:style style:name="T23" style:family="text">
      <style:text-properties fo:font-size="10pt" officeooo:rsid="001b67b8" style:font-size-asian="10pt" style:font-name-complex="Times New Roman" style:language-complex="en" style:country-complex="US"/>
    </style:style>
    <style:style style:name="T24" style:family="text">
      <style:text-properties officeooo:rsid="0019fcd8"/>
    </style:style>
    <style:style style:name="T25" style:family="text">
      <style:text-properties officeooo:rsid="001cae20"/>
    </style:style>
    <style:style style:name="T26" style:family="text">
      <style:text-properties fo:font-size="8pt" officeooo:rsid="001cae20" style:font-size-asian="8pt" style:font-size-complex="8pt"/>
    </style:style>
    <style:style style:name="T27" style:family="text">
      <style:text-properties fo:font-style="italic" style:font-style-asian="italic"/>
    </style:style>
    <style:style style:name="T28" style:family="text">
      <style:text-properties fo:font-style="italic" officeooo:rsid="0019fcd8" style:font-style-asian="italic"/>
    </style:style>
    <style:style style:name="T29" style:family="text">
      <style:text-properties fo:font-style="italic" officeooo:rsid="001e8fbe" style:font-style-asian="italic"/>
    </style:style>
    <style:style style:name="T30" style:family="text">
      <style:text-properties fo:font-style="italic" fo:font-weight="bold" officeooo:rsid="001e8fbe" style:font-style-asian="italic" style:font-weight-asian="bold" style:font-weight-complex="bold"/>
    </style:style>
    <style:style style:name="T31" style:family="text">
      <style:text-properties fo:font-style="italic" fo:font-weight="normal"/>
    </style:style>
    <style:style style:name="T32" style:family="text">
      <style:text-properties fo:font-style="italic" fo:font-weight="normal" officeooo:rsid="001fbd53"/>
    </style:style>
    <style:style style:name="T33" style:family="text">
      <style:text-properties officeooo:rsid="001f7508"/>
    </style:style>
    <style:style style:name="T34" style:family="text">
      <style:text-properties fo:font-weight="bold" style:font-weight-asian="bold" style:font-weight-complex="bold"/>
    </style:style>
    <style:style style:name="T35" style:family="text">
      <style:text-properties fo:font-weight="bold" officeooo:rsid="0033da6e" style:font-weight-asian="bold" style:font-weight-complex="bold"/>
    </style:style>
    <style:style style:name="T36" style:family="text">
      <style:text-properties officeooo:rsid="00251d63"/>
    </style:style>
    <style:style style:name="T37" style:family="text">
      <style:text-properties fo:font-style="normal" style:font-style-asian="normal" style:font-style-complex="normal"/>
    </style:style>
    <style:style style:name="T38" style:family="text">
      <style:text-properties officeooo:rsid="002781a8"/>
    </style:style>
    <style:style style:name="T39" style:family="text">
      <style:text-properties officeooo:rsid="002fa9cb"/>
    </style:style>
    <style:style style:name="T40" style:family="text">
      <style:text-properties officeooo:rsid="0033da6e"/>
    </style:style>
    <style:style style:name="T41" style:family="text">
      <style:text-properties fo:language="en" fo:country="US" style:font-name-asian="Times" style:font-name-complex="Times New Roman" style:language-complex="ar" style:country-complex="SA"/>
    </style:style>
    <style:style style:name="T42" style:family="text">
      <style:text-properties fo:font-variant="normal" fo:text-transform="none"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changed-region xml:id="ct60092896" text:id="ct60092896">
          <text:deletion>
            <office:change-info>
              <dc:creator>Devin Ulibarri</dc:creator>
              <dc:date>2017-01-08T20:32:00</dc:date>
            </office:change-info>
            <text:p text:style-name="P1"><text:span text:style-name="T1">proprietorship</text:span></text:p>
          </text:deletion>
        </text:changed-region>
        <text:changed-region xml:id="ct60093328" text:id="ct60093328">
          <text:insertion>
            <office:change-info>
              <dc:creator>Devin Ulibarri</dc:creator>
              <dc:date>2017-01-08T20:32:00</dc:date>
            </office:change-info>
          </text:insertion>
        </text:changed-region>
        <text:changed-region xml:id="ct60099984" text:id="ct60099984">
          <text:insertion>
            <office:change-info>
              <dc:creator>Devin Ulibarri</dc:creator>
              <dc:date>2017-01-08T20:55:00</dc:date>
            </office:change-info>
          </text:insertion>
        </text:changed-region>
        <text:changed-region xml:id="ct60112800" text:id="ct60112800">
          <text:insertion>
            <office:change-info>
              <dc:creator>Devin Ulibarri</dc:creator>
              <dc:date>2017-01-08T20:57:00</dc:date>
            </office:change-info>
          </text:insertion>
        </text:changed-region>
        <text:changed-region xml:id="ct60109568" text:id="ct60109568">
          <text:deletion>
            <office:change-info>
              <dc:creator>Devin Ulibarri</dc:creator>
              <dc:date>2017-01-08T20:32:00</dc:date>
            </office:change-info>
            <text:p text:style-name="P2">proprietorship</text:p>
          </text:deletion>
        </text:changed-region>
        <text:changed-region xml:id="ct60124688" text:id="ct60124688">
          <text:insertion>
            <office:change-info>
              <dc:creator>Devin Ulibarri</dc:creator>
              <dc:date>2017-01-08T20:32:00</dc:date>
            </office:change-info>
          </text:insertion>
        </text:changed-region>
        <text:changed-region xml:id="ct60114368" text:id="ct60114368">
          <text:deletion>
            <office:change-info>
              <dc:creator>Devin Ulibarri</dc:creator>
              <dc:date>2017-01-08T20:32:00</dc:date>
            </office:change-info>
            <text:p text:style-name="P2">proprietorship</text:p>
          </text:deletion>
        </text:changed-region>
        <text:changed-region xml:id="ct60120064" text:id="ct60120064">
          <text:insertion>
            <office:change-info>
              <dc:creator>Devin Ulibarri</dc:creator>
              <dc:date>2017-01-08T20:32:00</dc:date>
            </office:change-info>
          </text:insertion>
        </text:changed-region>
        <text:changed-region xml:id="ct60118832" text:id="ct60118832">
          <text:deletion>
            <office:change-info>
              <dc:creator>Devin Ulibarri</dc:creator>
              <dc:date>2017-01-08T20:32:00</dc:date>
            </office:change-info>
            <text:p text:style-name="P3">proprietorship</text:p>
          </text:deletion>
        </text:changed-region>
        <text:changed-region xml:id="ct60114560" text:id="ct60114560">
          <text:insertion>
            <office:change-info>
              <dc:creator>Devin Ulibarri</dc:creator>
              <dc:date>2017-01-08T20:32:00</dc:date>
            </office:change-info>
          </text:insertion>
        </text:changed-region>
        <text:changed-region xml:id="ct60095376" text:id="ct60095376">
          <text:deletion>
            <office:change-info>
              <dc:creator>Devin Ulibarri</dc:creator>
              <dc:date>2017-01-08T20:32:00</dc:date>
            </office:change-info>
            <text:p text:style-name="P4"><text:span text:style-name="T1">proprietorship</text:span></text:p>
          </text:deletion>
        </text:changed-region>
        <text:changed-region xml:id="ct60128640" text:id="ct60128640">
          <text:insertion>
            <office:change-info>
              <dc:creator>Devin Ulibarri</dc:creator>
              <dc:date>2017-01-08T20:32:00</dc:date>
            </office:change-info>
          </text:insertion>
        </text:changed-region>
        <text:changed-region xml:id="ct62487024" text:id="ct62487024">
          <text:insertion>
            <office:change-info>
              <dc:creator>Devin Ulibarri</dc:creator>
              <dc:date>2017-01-09T05:41:00</dc:date>
            </office:change-info>
          </text:insertion>
        </text:changed-region>
        <text:changed-region xml:id="ct53631712" text:id="ct53631712">
          <text:insertion>
            <office:change-info>
              <dc:creator>Devin Ulibarri</dc:creator>
              <dc:date>2017-01-09T05:41:00</dc:date>
            </office:change-info>
          </text:insertion>
        </text:changed-region>
        <text:changed-region xml:id="ct60074528" text:id="ct60074528">
          <text:insertion>
            <office:change-info>
              <dc:creator>Devin Ulibarri</dc:creator>
              <dc:date>2017-01-08T20:54:00</dc:date>
            </office:change-info>
          </text:insertion>
        </text:changed-region>
        <text:changed-region xml:id="ct62365776" text:id="ct62365776">
          <text:insertion>
            <office:change-info>
              <dc:creator>Devin Ulibarri</dc:creator>
              <dc:date>2017-01-09T05:42:00</dc:date>
            </office:change-info>
          </text:insertion>
        </text:changed-region>
        <text:changed-region xml:id="ct43123520" text:id="ct43123520">
          <text:insertion>
            <office:change-info>
              <dc:creator>Devin Ulibarri</dc:creator>
              <dc:date>2017-01-09T05:42:00</dc:date>
            </office:change-info>
          </text:insertion>
        </text:changed-region>
        <text:changed-region xml:id="ct68560672" text:id="ct68560672">
          <text:insertion>
            <office:change-info>
              <dc:creator>Devin Ulibarri</dc:creator>
              <dc:date>2017-01-09T05:44:00</dc:date>
            </office:change-info>
          </text:insertion>
        </text:changed-region>
        <text:changed-region xml:id="ct43444624" text:id="ct43444624">
          <text:insertion>
            <office:change-info>
              <dc:creator>Devin Ulibarri</dc:creator>
              <dc:date>2017-01-09T05:44:00</dc:date>
            </office:change-info>
          </text:insertion>
        </text:changed-region>
        <text:changed-region xml:id="ct43415360" text:id="ct43415360">
          <text:insertion>
            <office:change-info>
              <dc:creator>Devin Ulibarri</dc:creator>
              <dc:date>2017-01-09T05:43:00</dc:date>
            </office:change-info>
          </text:insertion>
        </text:changed-region>
        <text:changed-region xml:id="ct43562816" text:id="ct43562816">
          <text:insertion>
            <office:change-info>
              <dc:creator>Devin Ulibarri</dc:creator>
              <dc:date>2017-01-09T05:43:00</dc:date>
            </office:change-info>
          </text:insertion>
        </text:changed-region>
        <text:changed-region xml:id="ct60087216" text:id="ct60087216">
          <text:insertion>
            <office:change-info>
              <dc:creator>Devin Ulibarri</dc:creator>
              <dc:date>2017-01-08T20:52:00</dc:date>
            </office:change-info>
          </text:insertion>
        </text:changed-region>
        <text:changed-region xml:id="ct60162672" text:id="ct60162672">
          <text:deletion>
            <office:change-info>
              <dc:creator>Devin Ulibarri</dc:creator>
              <dc:date>2017-01-08T20:32:00</dc:date>
            </office:change-info>
            <text:p text:style-name="P5">proprietorship</text:p>
          </text:deletion>
        </text:changed-region>
        <text:changed-region xml:id="ct60126496" text:id="ct60126496">
          <text:insertion>
            <office:change-info>
              <dc:creator>Devin Ulibarri</dc:creator>
              <dc:date>2017-01-08T20:32:00</dc:date>
            </office:change-info>
          </text:insertion>
        </text:changed-region>
        <text:changed-region xml:id="ct60184864" text:id="ct60184864">
          <text:deletion>
            <office:change-info>
              <dc:creator>Devin Ulibarri</dc:creator>
              <dc:date>2017-01-08T20:32:00</dc:date>
            </office:change-info>
            <text:p text:style-name="P1"><text:span text:style-name="T1">Proprietorship</text:span></text:p>
          </text:deletion>
        </text:changed-region>
        <text:changed-region xml:id="ct60190560" text:id="ct60190560">
          <text:insertion>
            <office:change-info>
              <dc:creator>Devin Ulibarri</dc:creator>
              <dc:date>2017-01-08T20:32:00</dc:date>
            </office:change-info>
          </text:insertion>
        </text:changed-region>
        <text:changed-region xml:id="ct60207472" text:id="ct60207472">
          <text:insertion>
            <office:change-info>
              <dc:creator>Devin Ulibarri</dc:creator>
              <dc:date>2017-01-08T20:32:00</dc:date>
            </office:change-info>
          </text:insertion>
        </text:changed-region>
        <text:changed-region xml:id="ct60207664" text:id="ct60207664">
          <text:deletion>
            <office:change-info>
              <dc:creator>Devin Ulibarri</dc:creator>
              <dc:date>2017-01-08T20:32:00</dc:date>
            </office:change-info>
            <text:p text:style-name="P1"><text:span text:style-name="T1"><text:s/></text:span></text:p>
          </text:deletion>
        </text:changed-region>
        <text:changed-region xml:id="ct60158512" text:id="ct60158512">
          <text:insertion>
            <office:change-info>
              <dc:creator>Devin Ulibarri</dc:creator>
              <dc:date>2017-01-08T20:38:00</dc:date>
            </office:change-info>
          </text:insertion>
        </text:changed-region>
        <text:changed-region xml:id="ct60142272" text:id="ct60142272">
          <text:insertion>
            <office:change-info>
              <dc:creator>Devin Ulibarri</dc:creator>
              <dc:date>2017-01-08T20:46:00</dc:date>
            </office:change-info>
          </text:insertion>
        </text:changed-region>
        <text:changed-region xml:id="ct60134192" text:id="ct60134192">
          <text:insertion>
            <office:change-info>
              <dc:creator>Devin Ulibarri</dc:creator>
              <dc:date>2017-01-08T20: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riple Entry Journal Template <text:span text:style-name="T24">for Free Software in Education</text:span></text:h>
      <text:h text:style-name="Heading_20_4" text:outline-level="4">Free Software as defined as <text:a xlink:type="simple" xlink:href="https://www.gnu.org/philosophy/free-sw.en.html" text:style-name="Internet_20_link">https://www.gnu.org/philosophy/free-sw.en.html</text:a></text:h>
      <text:p text:style-name="P44"/>
      <table:table table:name="Table1" table:style-name="Table1">
        <table:table-column table:style-name="Table1.A"/>
        <table:table-column table:style-name="Table1.B"/>
        <table:table-column table:style-name="Table1.C"/>
        <table:table-row table:style-name="Table1.1">
          <table:table-cell table:style-name="Table1.A1" table:number-rows-spanned="2" table:number-columns-spanned="2" office:value-type="string">
            <text:p text:style-name="Table_20_Header"><text:span text:style-name="T25">Content Author's </text:span>Name: <text:s text:c="12"/><text:span text:style-name="T33">Ayush Kumar</text:span></text:p>
          </table:table-cell>
          <table:covered-table-cell/>
          <table:table-cell table:style-name="Table1.C1" office:value-type="string">
            <text:p text:style-name="Table_20_Header">Date<text:span text:style-name="T25">(s)</text:span>: <text:span text:style-name="T33">5 January 2017</text:span></text:p>
          </table:table-cell>
        </table:table-row>
        <table:table-row table:style-name="Table1.1">
          <table:covered-table-cell/>
          <table:covered-table-cell/>
          <table:table-cell table:style-name="Table1.C2" office:value-type="string">
            <text:p text:style-name="Table_20_Contents">Author's Chosen Copyright: CC-BY-ND <text:a xlink:type="simple" xlink:href="https://creativecommons.org/licenses/by-nd/4.0/" text:style-name="Internet_20_link"><text:span text:style-name="T28">https://creativecommons.org/licenses/by-</text:span></text:a><text:a xlink:type="simple" xlink:href="https://creativecommons.org/licenses/by-nd/4.0/" text:style-name="Internet_20_link"><text:span text:style-name="T27">nd</text:span></text:a><text:a xlink:type="simple" xlink:href="https://creativecommons.org/licenses/by-nd/4.0/" text:style-name="Internet_20_link"><text:span text:style-name="T28">/4.0/</text:span></text:a></text:p>
            <text:p text:style-name="P32"><text:span text:style-name="T28">*</text:span><text:span text:style-name="T29">Note that f another copyright license is desired, you must change </text:span><text:span text:style-name="T30">before</text:span><text:span text:style-name="T29"> distribution.</text:span></text:p>
          </table:table-cell>
        </table:table-row>
        <table:table-row table:style-name="Table1.1">
          <table:table-cell table:style-name="Table1.A1" office:value-type="string">
            <text:p text:style-name="Table_20_Contents">Context <text:span text:style-name="T26">(e.g. reading, presentation, etc.)</text:span>:</text:p>
          </table:table-cell>
          <table:table-cell table:style-name="Table1.C1" table:number-columns-spanned="2" office:value-type="string">
            <text:p text:style-name="P41">Reading</text:p>
            <text:p text:style-name="Table_20_Contents"/>
          </table:table-cell>
          <table:covered-table-cell/>
        </table:table-row>
        <table:table-row table:style-name="Table1.1">
          <table:table-cell table:style-name="Table1.A1" office:value-type="string">
            <text:p text:style-name="Table_20_Contents"><text:span text:style-name="T24">Goal or </text:span>Purpose:</text:p>
          </table:table-cell>
          <table:table-cell table:style-name="Table1.C1" table:number-columns-spanned="2" office:value-type="string">
            <text:p text:style-name="P45">Role of Free Software in Education</text:p>
            <text:p text:style-name="Table_20_Contents"/>
          </table:table-cell>
          <table:covered-table-cell/>
        </table:table-row>
        <table:table-row table:style-name="Table1.1">
          <table:table-cell table:style-name="Table1.A1" office:value-type="string">
            <text:p text:style-name="Table_20_Contents">Framing Question<text:span text:style-name="T24">(</text:span>s<text:span text:style-name="T24">)</text:span>:</text:p>
          </table:table-cell>
          <table:table-cell table:style-name="Table1.C1" table:number-columns-spanned="2" office:value-type="string">
            <text:p text:style-name="P46">What are the benefits and implications of free software in education?</text:p>
            <text:p text:style-name="Table_20_Contents"/>
          </table:table-cell>
          <table:covered-table-cell/>
        </table:table-row>
      </table:table>
      <text:p text:style-name="P4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er"><text:span text:style-name="T18">Objective Information</text:span><text:span text:style-name="T17"> </text:span></text:p>
            <text:p text:style-name="Table_20_Contents"><text:span text:style-name="T21">(</text:span><text:span text:style-name="T22">observations, possibly</text:span><text:span text:style-name="T21"> in the form of quotations from readings </text:span><text:span text:style-name="T22">or media </text:span><text:span text:style-name="T23">or a non-subjective personal description of an event etc. </text:span><text:span text:style-name="T22">)</text:span></text:p>
          </table:table-cell>
          <table:table-cell table:style-name="Table2.A1" office:value-type="string">
            <text:p text:style-name="P50">Personal Response</text:p>
            <text:p text:style-name="P33">(subjective interpretation of events, words, artifacts, readings, questions raised, etc.)</text:p>
          </table:table-cell>
          <table:table-cell table:style-name="Table2.C1" office:value-type="string">
            <text:p text:style-name="Table_20_Header"><text:span text:style-name="T18">Implications </text:span><text:span text:style-name="T19">with regard to</text:span><text:span text:style-name="T18"> </text:span><text:span text:style-name="T20">Free Software in Education</text:span></text:p>
            <text:p text:style-name="P33">(new questions, application of ideas, reconsiderations of viewpoint, etc.)</text:p>
          </table:table-cell>
        </table:table-row>
        <table:table-row table:style-name="Table2.2">
          <table:table-cell table:style-name="Table2.A1" office:value-type="string">
            <text:p text:style-name="P27"><text:bookmark text:name="docs-internal-guid-21421de0-7a6f-5548-b0b2-b11a60e96b43"/><text:span text:style-name="T35">Source</text:span><text:span text:style-name="T40">: </text:span><text:a xlink:type="simple" xlink:href="https://www.gnu.org/education/edu-why.html" text:style-name="Internet_20_link"><text:span text:style-name="T40">https://www.gnu.org/education/edu-why.html</text:span></text:a></text:p>
            <text:p text:style-name="P27">“<text:span text:style-name="T31">Free software supports education by allowing the sharing of knowledge </text:span><text:span text:style-name="T32">&amp;</text:span><text:span text:style-name="T31"> tools.</text:span></text:p>
            <text:p text:style-name="P26"/>
            <text:p text:style-name="P28"><text:span text:style-name="T15">Many students have a talent for programing. They are fascinated with computers and eager to learn how their systems work. With Free Software, students can see and learn from the Source Code.</text:span><text:line-break/><text:span text:style-name="T15">Teachers can hand out to students copies of the programs they use in the classroom so that they can use them at home. With Free Software, copying is not only authorized, it is encouraged.”</text:span></text:p>
            <text:p text:style-name="P17"><text:soft-page-break/><text:span text:style-name="T14">“</text:span><text:span text:style-name="T15">Schools have an influence on the future of society. Their mission is to get students ready to participate in a free digital society by teaching them the skills to make it easy for them to take control of their own lives. Software should not be under the power of a software developer who unilaterally makes decisions that nobody else can change. Educational institutions should not allow proprietary software companies to impose their power on the rest of society and its future.”</text:span></text:p>
          </table:table-cell>
          <table:table-cell table:style-name="Table2.A1" office:value-type="string">
            <text:p text:style-name="P28"><text:bookmark text:name="docs-internal-guid-21421de0-7a70-eb71-81be-7ca5aeee99d9"/><text:span text:style-name="T1">Use of Free Software in Schools and Institutions boosts the learning process by giving teachers the power to modify the Source Code of free software to </text:span><text:span text:style-name="T13">customize learning</text:span><text:span text:style-name="T14"> </text:span><text:span text:style-name="T1">according to the classroom.</text:span></text:p>
            <text:p text:style-name="P4"/>
            <text:p text:style-name="P28"><text:span text:style-name="T1">Moreover, teachers can freely distribute copies of the modified free software for the students to try and experiment with the Code, enabling the students to </text:span><text:span text:style-name="T13">learn</text:span><text:span text:style-name="T14"> </text:span><text:span text:style-name="T1">programming as well as apply programming to </text:span><text:span text:style-name="T13">solve problems creatively</text:span><text:span text:style-name="T1">. </text:span></text:p>
            <text:p text:style-name="P1"><text:line-break/><text:span text:style-name="T1">In a proprietary software, such a sharing and innovative culture is discouraged to maintain the interests of the </text:span><text:change text:change-id="ct60092896"/><text:change-start text:change-id="ct60093328"/><text:span text:style-name="T16">Proprietors</text:span><text:change-end text:change-id="ct60093328"/><text:span text:style-name="T1">. </text:span></text:p>
            <text:p text:style-name="P15"><text:soft-page-break/>The main motive of a school is to make <text:span text:style-name="T34">responsible citizens</text:span> of the future. Schools can accomplish this goal by getting the students accustomed to a free digital society and enabling them to freely use and distribute software. </text:p>
            <text:p text:style-name="P51"/>
            <text:p text:style-name="P22">Moreover, it promotes <text:span text:style-name="T34">self-sufficiency</text:span> by neglecting proprietary software and promoting the use of free and open software that students can modify themselves.</text:p>
          </table:table-cell>
          <table:table-cell table:style-name="Table2.C1" office:value-type="string">
            <text:p text:style-name="P16">While Free Software enables people to copy code and modify it to suite their needs, it also promotes a dependency on the availability of the Source Code. On one hand, free software gives independence and on the other hand, it creates dependency on work done by someone else. </text:p>
            <text:p text:style-name="P52"/>
            <text:p text:style-name="P3">Moreover, if software is easily available for modification, <office:annotation office:name="__Fieldmark__1602_1523183741"><dc:creator>Devin Ulibarri</dc:creator><dc:date>2017-01-08T20:55:37</dc:date><text:list text:style-name=""><text:list-item><text:p>You are predicting what will happen in a scenario that does not exist.</text:p></text:list-item></text:list><text:p/><text:p>Stallman says “But there is <text:s/>a deeper reason: to form good programmers, because in </text:p><text:p>order to learn good programming skills students need to read lots of </text:p><text:p>code and write lots of code. To learn to write good code for big programs students need to write small changes in the code of big </text:p><text:p>programs. All this is possible only with Free Software. Only Free Software allows education in information technology.”</text:p><text:p/><text:p>Does having access to code preclude the possibility of writing new code from scratch?</text:p></office:annotation>then students do not get any experience in writing the base source code themselves<text:change-start text:change-id="ct60099984"/><office:annotation-end office:name="__Fieldmark__1602_1523183741"/><text:change-end text:change-id="ct60099984"/>. But this destroys the will for students to create things from scratch. Thus, the chain of developing software and inspiring creativity is broken.</text:p>
            <text:p text:style-name="P10"><office:annotation office:name="__Fieldmark__1603_1523183741"><dc:creator>Devin Ulibarri</dc:creator><dc:date>2017-01-08T20:57:48</dc:date><text:list text:continue-numbering="true" text:style-name=""><text:list-item><text:p>How so? Curious about your thoughts.</text:p></text:list-item></text:list></office:annotation>Schools can promote the use of free software by incorporating it into the school’s educational curriculum.<text:change-start text:change-id="ct60112800"/><office:annotation-end office:name="__Fieldmark__1603_1523183741"/><text:change-end text:change-id="ct60112800"/></text:p>
            <text:p text:style-name="P12"><text:soft-page-break/>When an institution uses open source software to teach Programming, Music, Physics et cetera, they validate the purpose of free software and involve their students to learn as well as help grow the open source community. </text:p>
          </table:table-cell>
        </table:table-row>
        <table:table-row table:style-name="Table2.3">
          <table:table-cell table:style-name="Table2.A1" office:value-type="string">
            <text:p text:style-name="P17"><text:span text:style-name="T14">“</text:span><text:span text:style-name="T15">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 After these students graduate, neither they nor their future employers will be offered discounted copies. Essentially, what these companies are doing is they are recruiting schools and universities into agents to lead people to permanent lifelong dependency.”</text:span></text:p>
            <text:p text:style-name="P34"/>
            <text:p text:style-name="P34"/>
            <text:p text:style-name="P34"/>
            <text:p text:style-name="P29"/>
          </table:table-cell>
          <table:table-cell table:style-name="Table2.A1" office:value-type="string">
            <text:p text:style-name="P2">Proprietary software companies give out free sample copies of their software to schools and institutions. This move puts the companies in a win-win situation. Firstly, they gain respect from schools and students for their “good will” act. And Secondly, they end up using schools as a platform to get students addicted to their software. By creating a <text:span text:style-name="T34">dependency</text:span> for the students, the <text:change text:change-id="ct60109568"/><text:change-start text:change-id="ct60124688"/><text:span text:style-name="T41">Proprietors</text:span><text:change-end text:change-id="ct60124688"/> ensures that students will buy the <text:span text:style-name="T39">license to their</text:span> software when they graduate from school and start working for companies since their employers don’t get free <text:span text:style-name="T39">license</text:span> of the software. The students have no choice but to buy expensive software that they didn't even require but was imposed on them by the <text:change text:change-id="ct60114368"/><text:change-start text:change-id="ct60120064"/><text:span text:style-name="T41">Proprietors</text:span><text:change-end text:change-id="ct60120064"/>.</text:p>
            <text:p text:style-name="P22"/>
            <text:p text:style-name="P22"/>
            <text:p text:style-name="P22"/>
          </table:table-cell>
          <table:table-cell table:style-name="Table2.C1" office:value-type="string">
            <text:p text:style-name="P3"><text:bookmark text:name="docs-internal-guid-21421de0-7d90-b68a-12c4-317c7b5ef4df"/>Although some particular examples of companies exploiting schools and institutions like for distributing gratis cigarettes to school children are not ethical. But most of the times, <text:change text:change-id="ct60118832"/><text:change-start text:change-id="ct60114560"/><text:span text:style-name="T41">Proprietors</text:span><text:change-end text:change-id="ct60114560"/>s <text:span text:style-name="T39">utilize</text:span> schools as a platform for advertising to the right kind of audience.</text:p>
            <text:p text:style-name="P4"/>
            <text:p text:style-name="P3">For a company that develops software that enables teenagers to understand natural phenomenon in a scientific manner, the best marketplace is a school where students use the software.</text:p>
            <text:p text:style-name="P4"><text:line-break/><text:span text:style-name="T1">It is not unethical for a </text:span><text:change text:change-id="ct60095376"/><text:change-start text:change-id="ct60128640"/><text:span text:style-name="T16">Proprietors</text:span><text:change-end text:change-id="ct60128640"/><text:span text:style-name="T1"> to advertise their product and reach out to the right kind of audience that could benefit from their product.</text:span></text:p>
            <text:p text:style-name="P10"/>
            <text:p text:style-name="P10"/>
            <text:p text:style-name="P10"/>
            <text:p text:style-name="P10"/>
          </table:table-cell>
        </table:table-row>
        <text:soft-page-break/>
        <table:table-row table:style-name="Table2.4">
          <table:table-cell table:style-name="Table2.A4" office:value-type="string">
            <text:p text:style-name="P49"/>
            <text:p text:style-name="P47"><text:span text:style-name="T13">Personal Experience</text:span><text:span text:style-name="T14"> </text:span><text:span text:style-name="T1">: In a prestigious university, a particular software for prototyping electronics and devices was distributed at a discounted rate to the students. The students were lead to believe that this software was used in many companies and organizations. Since this software was not actually used in many places, the students had to buy it at higher rates since they had been used to this software. </text:span><text:change-start text:change-id="ct62487024"/><text:span text:style-name="T1"><office:annotation office:name="__Fieldmark__1194_1337823835"><dc:creator>Devin Ulibarri</dc:creator><dc:date>2017-01-09T05:41:39.760762441</dc:date><text:list text:continue-numbering="true" text:style-name=""><text:list-item><text:p text:style-name="P60"><text:span text:style-name="T43">Please stick to the facts here.</text:span></text:p></text:list-item><text:list-item><text:p text:style-name="P60"><text:span text:style-name="T44"/></text:p></text:list-item><text:list-item><text:p text:style-name="P60"><text:span text:style-name="T44">What happened?</text:span></text:p></text:list-item><text:list-item><text:p text:style-name="P60"><text:span text:style-name="T44"/></text:p></text:list-item><text:list-item><text:p text:style-name="P60"><text:span text:style-name="T44">Especially “Thus, the company...” is not purely objective.</text:span></text:p></text:list-item><text:list-item><text:p text:style-name="P60"><text:span text:style-name="T44"/></text:p></text:list-item><text:list-item><text:p text:style-name="P60"><text:span text:style-name="T44">It is important, b/c I think you can get into more detail about the facts here.</text:span></text:p></text:list-item></text:list></office:annotation></text:span><text:change-end text:change-id="ct62487024"/><text:span text:style-name="T1">Thus, the company had managed to use the university as an advertising playground.</text:span><text:change-start text:change-id="ct53631712"/><office:annotation-end office:name="__Fieldmark__1194_1337823835"/><text:change-end text:change-id="ct53631712"/></text:p>
            <text:p text:style-name="P18"/>
          </table:table-cell>
          <table:table-cell table:style-name="Table2.A4" office:value-type="string">
            <text:p text:style-name="P23"/>
            <text:p text:style-name="P23">Such advertising malpractices happen in every country of the world. The only cure such a solution is by promoting open source software and giving students the power to choose and create the various kinds of software, features, add-ons they want. </text:p>
            <text:p text:style-name="P14"><text:line-break/>Moreover, these sorts of malpractices also develop an aversion to software and damage the student’s interest in learning about technology, since students feel cheated by technology.</text:p>
            <text:p text:style-name="P14"/>
          </table:table-cell>
          <table:table-cell table:style-name="Table2.C4" office:value-type="string">
            <text:p text:style-name="P11"/>
            <text:p text:style-name="P11">But, these sort of acts should not deter anyone from using proprietary software, <office:annotation office:name="__Fieldmark__1601_1523183741"><dc:creator>Devin Ulibarri</dc:creator><dc:date>2017-01-08T20:54:07</dc:date><text:list text:continue-numbering="true" text:style-name=""><text:list-item><text:p>Please explain your thoughts on dependency more.</text:p></text:list-item></text:list><text:p/><text:p>Stallman identifies the problem as being the denial of freedom. Where does dependency play into this and how?</text:p></office:annotation><text:span text:style-name="T39">but to not develop a permanent dependency on them. </text:span><text:change-start text:change-id="ct60074528"/><office:annotation-end office:name="__Fieldmark__1601_1523183741"/><text:change-end text:change-id="ct60074528"/></text:p>
            <text:p text:style-name="P20">There’s an extremely simple solution to this problem. Instead of making students depend on such softwares or boycotting such software completely, schools can help students in reverse engineering the proprietary software and help them understand the components of programming.</text:p>
          </table:table-cell>
        </table:table-row>
        <table:table-row table:style-name="Table2.5">
          <table:table-cell table:style-name="Table2.A1" office:value-type="string">
            <text:p text:style-name="P48"><text:bookmark text:name="docs-internal-guid-21421de0-7d93-bef8-77e1-9854b6e16661"/><text:span text:style-name="T36">F</text:span>ree software licenses do not expire, which means that once Free Software is adopted, <text:change-start text:change-id="ct62365776"/><office:annotation office:name="__Fieldmark__1256_1337823835"><dc:creator>Devin Ulibarri</dc:creator><dc:date>2017-01-09T05:42:32.903318419</dc:date><text:list text:continue-numbering="true" text:style-name=""><text:list-item><text:p text:style-name="P59"><text:span text:style-name="T42">Is this a fact. They /can/ keep working with the vendor if they want to, but are also free to work with other vendors.</text:span></text:p></text:list-item></text:list></office:annotation><text:change-end text:change-id="ct62365776"/>institutions remain independent from the vendor<text:change-start text:change-id="ct43123520"/><office:annotation-end office:name="__Fieldmark__1256_1337823835"/><text:change-end text:change-id="ct43123520"/>. Moreover, Free Software licenses grant users the rights not only to use the software as they wish, to copy it and distribute it, but also to modify it in order to meet their own needs. Therefore, if institutions eventually wish to implement a particular function in a piece of software, they can engage the services of any developer to accomplish the task, <text:change-start text:change-id="ct68560672"/><office:annotation office:name="__Fieldmark__1324_1337823835"><dc:creator>Devin Ulibarri</dc:creator><dc:date>2017-01-09T05:44:07.312216928</dc:date><text:list text:continue-numbering="true" text:style-name=""><text:list-item><text:p text:style-name="P59"><text:span text:style-name="T42">From the original vendor, from another person/group/vendor, or by themselves.</text:span></text:p></text:list-item></text:list></office:annotation><text:change-end text:change-id="ct68560672"/>independently from the original vendor<text:change-start text:change-id="ct43444624"/><office:annotation-end office:name="__Fieldmark__1324_1337823835"/><text:change-end text:change-id="ct43444624"/><text:change-start text:change-id="ct43415360"/><office:annotation office:name="__Fieldmark__1289_1337823835"><dc:creator>Devin Ulibarri</dc:creator><dc:date>2017-01-09T05:43:43.542098744</dc:date><text:list text:continue-numbering="true" text:style-name=""><text:list-item><text:p text:style-name="P59"><text:span text:style-name="T42">Is this a quote?</text:span></text:p></text:list-item></text:list></office:annotation><text:change-end text:change-id="ct43415360"/>.”<text:change-start text:change-id="ct43562816"/><office:annotation-end office:name="__Fieldmark__1289_1337823835"/><text:change-end text:change-id="ct43562816"/></text:p>
            <text:p text:style-name="P34"/>
            <text:p text:style-name="P34"/>
            <text:p text:style-name="P34"/>
            <text:p text:style-name="P34"/>
            <text:p text:style-name="P34"/>
            <text:p text:style-name="P34"/>
            <text:p text:style-name="P34"/>
            <text:p text:style-name="P34"/>
            <text:p text:style-name="P34"/>
            <text:p text:style-name="P34"><text:soft-page-break/></text:p>
          </table:table-cell>
          <table:table-cell table:style-name="Table2.A1" office:value-type="string">
            <text:p text:style-name="P15">Since the school or institution that adopted the free software is independent of the vendor, they have the rights to copy and <text:span text:style-name="T34">redistribute</text:span> it among school systems as well as students. </text:p>
            <text:p text:style-name="P51"/>
            <text:p text:style-name="P22">Thus, having a free software license <text:span text:style-name="T34">empowers</text:span> the schools and institutions to neglect the exploitation they suffer by the proprietor mega corporations that use schools as an advertising launchpad to create dependency.</text:p>
            <text:p text:style-name="P22"/>
            <text:p text:style-name="P22">By using Free software, schools can save a lot of money which would have otherwise been spent on proprietary software, upgrades et cetera. Instead, the school can now use all the saved money to improve things in the academics for improving classrooms, computer hardware, smart-boards et cetera to enhance the learning experience.</text:p>
          </table:table-cell>
          <table:table-cell table:style-name="Table2.C1" office:value-type="string">
            <text:p text:style-name="P22"><text:bookmark text:name="docs-internal-guid-21421de0-7d94-d347-4c10-e856b0866204"/>If software is available to</text:p>
            <text:p text:style-name="P22">the schools for free, software developers will not be able to sell their product which they worked hard for. <office:annotation office:name="__Fieldmark__1600_1523183741"><dc:creator>Devin Ulibarri</dc:creator><dc:date>2017-01-08T20:52:50</dc:date><text:list text:continue-numbering="true" text:style-name=""><text:list-item><text:p>This is your opinion. Maybe you should say “I think that such a situation is likely to...”</text:p></text:list-item></text:list><text:p/><text:p>No one can predict exactly what will happen.</text:p><text:p/><text:p>Many people do a lot of things without much monetary incentives.</text:p></office:annotation>Such a situation will cause a decline in professional proprietary demand as well as a creative work since the incentive of money is not present anymore. <text:change-start text:change-id="ct60087216"/><office:annotation-end office:name="__Fieldmark__1600_1523183741"/><text:change-end text:change-id="ct60087216"/></text:p>
            <text:p text:style-name="P22"/>
            <text:p text:style-name="P24">However, this will lead to a monetary increase for free software developers as their products would be more in demand.</text:p>
            <text:p text:style-name="P34"/>
          </table:table-cell>
        </table:table-row>
        <table:table-row table:style-name="Table2.6">
          <table:table-cell table:style-name="Table2.A1" office:value-type="string">
            <text:p text:style-name="P35"><text:span text:style-name="T34">Summary:</text:span><text:span text:style-name="T37"> </text:span></text:p>
            <text:p text:style-name="P31"/>
            <text:p text:style-name="P31"><text:bookmark text:name="docs-internal-guid-21421de0-7d97-616f-4195-77a5a4882bb5"/>Free software supports education by allowing the sharing of knowledge and tools. With Free Software, students can see and learn from the Source Code. Teachers can hand out to students copies of the programs they use in the classroom so that they can use them at home.</text:p>
            <text:p text:style-name="P25">Educational institutions should not allow proprietary software companies to impose their power on the rest of society and its future.</text:p>
            <text:p text:style-name="P25">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text:p>
            <text:p text:style-name="P38"/>
          </table:table-cell>
          <table:table-cell table:style-name="Table2.A1" office:value-type="string">
            <text:p text:style-name="P39">Summary:</text:p>
            <text:p text:style-name="P39"/>
            <text:p text:style-name="P37"><text:s/><text:bookmark text:name="docs-internal-guid-21421de0-7d98-723a-1e3f-87237ef6a989"/><text:span text:style-name="T1">Free Software is extremely important for schools and institutions. Free software enables users to see the source code and know what the program does. This way, it allows students to learn and understand programming by looking and modifying large quantities of code. Moreover, teachers can make their own modifications to the source code and freely distribute copies of their code. </text:span></text:p>
            <text:p text:style-name="P21">Schools are at the forefront of change in the society. Their goal is to get student participation in a free and digital society. Educational institutions should not allow software companies to impose their power on the rest of society, and hence they should use free software that allows students to take control of their technology. Proprietary software companies use schools as a launchpad to reach out to students and impose their software on them by giving out free samples and trying to get the students <text:span text:style-name="T38">dependent</text:span> on the software to ensure future purchase and also show a “good will” act. </text:p>
            <text:p text:style-name="P36"/>
            <text:p text:style-name="P34"/>
            <text:p text:style-name="P34"/>
          </table:table-cell>
          <table:table-cell table:style-name="Table2.C1" office:value-type="string">
            <text:p text:style-name="P37"><text:span text:style-name="T34">Summary</text:span><text:bookmark text:name="docs-internal-guid-21421de0-7d98-f2bf-d2d6-aa49e57545ac"/><text:span text:style-name="T13">:</text:span><text:span text:style-name="T14"> </text:span></text:p>
            <text:p text:style-name="P5"/>
            <text:p text:style-name="P5">Free Software creates dependency on availability of Source Code. On one hand, it promotes freedom from <text:change text:change-id="ct60162672"/><text:change-start text:change-id="ct60126496"/><text:span text:style-name="T41">Proprietors</text:span><text:change-end text:change-id="ct60126496"/> software and on the other, <office:annotation office:name="__Fieldmark__1534_1523183741"><dc:creator>Devin Ulibarri</dc:creator><dc:date>2017-01-08T18:16:03</dc:date><text:list text:continue-numbering="true" text:style-name=""><text:list-item><text:p>I fail to understand “dependency on availability of source code”.</text:p></text:list-item></text:list><text:p/><text:p>Do you mean free software users become dependent on having access to source code? (What is “it” in this sentence. I assume “it” is “free software”)</text:p></office:annotation>creates dependency on availability of source code.<office:annotation-end office:name="__Fieldmark__1534_1523183741"/> <office:annotation office:name="__Fieldmark__1533_1523183741"><dc:creator>Devin Ulibarri</dc:creator><dc:date>2017-01-08T18:14:35</dc:date><text:list text:continue-numbering="true" text:style-name=""><text:list-item><text:p>I do not agree with this.</text:p></text:list-item></text:list><text:p/><text:p>For example in music, just because there are people with masterpieces and those masterpieces are available in libraries does not mean that music students fail to experience music writing from scratch themselves, even though music students do spend a lot of time studying masterpieces as well.</text:p></office:annotation>Free software also deludes students from the experience of creating large base source codes from scratch.<office:annotation-end office:name="__Fieldmark__1533_1523183741"/></text:p>
            <text:p text:style-name="P1"><text:line-break/><text:span text:style-name="T1">Schools can incorporate free technology with its educational curriculum by using open source projects to teach things like programming, musical instruments, science et cetera.</text:span><office:annotation office:name="__Fieldmark__1548_1523183741"><dc:creator>Devin Ulibarri</dc:creator><dc:date>2017-01-08T20:30:58</dc:date><text:list text:continue-numbering="true" text:style-name=""><text:list-item><text:p>How so? Please add additional info here.</text:p></text:list-item></text:list></office:annotation><text:span text:style-name="T1"> A school community also adds to the open source network greatly.</text:span><office:annotation-end office:name="__Fieldmark__1548_1523183741"/><text:span text:style-name="T1"><text:line-break/><text:line-break/></text:span><text:change text:change-id="ct60184864"/><text:change-start text:change-id="ct60190560"/><text:span text:style-name="T16">Proprietors</text:span><text:change-end text:change-id="ct60190560"/><text:span text:style-name="T1"> campaigns to promote their software can lead to large</text:span><text:change-start text:change-id="ct60207472"/><text:span text:style-name="T1">-</text:span><text:change-end text:change-id="ct60207472"/><text:change text:change-id="ct60207664"/><text:span text:style-name="T1">scale lifelong dependency, but instead of boycotting these softwares, schools should encourage students to reverse engineer these softwares to understand their components. Although free software saves schools a lot of money, </text:span><office:annotation office:name="__Fieldmark__1577_1523183741"><dc:creator>Devin Ulibarri</dc:creator><dc:date>2017-01-08T20:38:25</dc:date><text:list text:continue-numbering="true" text:style-name=""><text:list-item><text:p>As discussed in IRC, developers are free to make a profit from either 1. selling copies of free software for a fee or 2. selling their services (e.g. commissioned code improvements) for a fee ()</text:p></text:list-item></text:list></office:annotation><text:span text:style-name="T1">they take away the opportunity for developers to sell their products and hence harm developers and their occupation. Thus indeed making development a less popular occupation.</text:span><text:change-start text:change-id="ct60158512"/><office:annotation-end office:name="__Fieldmark__1577_1523183741"/><text:change-end text:change-id="ct60158512"/></text:p>
          </table:table-cell>
        </table:table-row>
        <table:table-row table:style-name="Table2.7">
          <table:table-cell table:style-name="Table2.C1" table:number-columns-spanned="3" office:value-type="string">
            <text:p text:style-name="P40"><text:span text:style-name="T7">Summary:</text:span><text:span text:style-name="T8"> <text:s/></text:span></text:p>
            <text:p text:style-name="P40">In a nutshell, we can say that involving free software in education has a lot of benefits. Some of the many important aspects are – <office:annotation office:name="__Fieldmark__1579_1523183741"><dc:creator>Devin Ulibarri</dc:creator><dc:date>2017-01-08T20:46:14</dc:date><text:list text:continue-numbering="true" text:style-name=""><text:list-item><text:p>Do understand that there is no requirement to share the software, only the freedom to do so.</text:p></text:list-item></text:list></office:annotation>Free sharing of software and ideas<text:change-start text:change-id="ct60142272"/><office:annotation-end office:name="__Fieldmark__1579_1523183741"/><text:change-end text:change-id="ct60142272"/>, supporting a social change in digital education as well as making students self-sufficient .But since every coin has two sides, there are many implications involved as well. <office:annotation office:name="__Fieldmark__1578_1523183741"><dc:creator>Devin Ulibarri</dc:creator><dc:date>2017-01-08T20:45:50</dc:date><text:list text:continue-numbering="true" text:style-name=""><text:list-item><text:p>Hos does free software create dependancy?</text:p></text:list-item></text:list></office:annotation>On one hand, free software creates freedom, also creates dependency on the other hand.<text:change-start text:change-id="ct60134192"/><office:annotation-end office:name="__Fieldmark__1578_1523183741"/><text:change-end text:change-id="ct60134192"/> <text:span text:style-name="T38">But if free technology is used effectively, it’s results will be revolutionary for improvement and growth of technology.</text:span></text:p>
          </table:table-cell>
          <table:covered-table-cell/>
          <table:covered-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Droid Sans" svg:font-family="'Droid Sans'" style:font-family-generic="swiss"/>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master-page-name="">
      <style:paragraph-properties fo:text-align="end" style:justify-single-word="false" style:page-number="auto">
        <style:tab-stops>
          <style:tab-stop style:position="3in" style:type="center"/>
          <style:tab-stop style:position="6in" style:type="right"/>
        </style:tab-stops>
      </style:paragraph-properties>
      <style:text-properties style:font-name="Liberation Serif1" fo:font-family="'Liberation Serif'" style:font-style-name="Regular" style:font-family-generic="roman" style:font-pitch="variable" fo:font-size="10.5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able_20_Contents" style:display-name="Table Contents" style:family="paragraph" style:parent-style-name="Standard" style:class="extra">
      <style:paragraph-properties fo:margin-top="0.0201in" fo:margin-bottom="0.0201in" style:contextual-spacing="true" text:number-lines="false" text:line-number="0"/>
      <style:text-properties style:font-name="Liberation Serif1" fo:font-family="'Liberation Serif'" style:font-style-name="Regular" style:font-family-generic="roman" style:font-pitch="variable"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fo:text-align="center" style:justify-single-word="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Header" style:display-name="Table Header" style:family="paragraph" style:parent-style-name="Table_20_Heading" style:class="extra">
      <style:paragraph-properties fo:text-align="start" style:justify-single-word="false"/>
      <style:text-properties fo:font-size="11pt"/>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e8fbe"/>
    </style:style>
    <style:style style:name="MP2"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MT1" style:family="text">
      <style:text-properties fo:font-size="11pt" fo:font-style="italic" officeooo:rsid="00198aaf"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fo:font-style="italic" officeooo:rsid="0019fcd8" style:font-size-asian="11pt" style:font-style-asian="italic"/>
    </style:style>
    <style:style style:name="MT4" style:family="text">
      <style:text-properties fo:font-size="11pt" fo:font-style="italic" officeooo:rsid="001d2269" style:font-size-asian="11pt" style:font-style-asian="italic"/>
    </style:style>
    <style:style style:name="MT5" style:family="text">
      <style:text-properties style:font-name="Liberation Serif" fo:font-size="11pt" fo:font-style="italic" style:font-size-asian="11pt" style:font-style-asian="italic"/>
    </style:style>
    <style:style style:name="MT6" style:family="text">
      <style:text-properties style:font-name="FreeMono" fo:font-size="9pt" fo:font-style="normal" officeooo:rsid="001e8fbe" style:font-size-asian="9pt" style:font-style-asian="normal" style:font-style-complex="normal"/>
    </style:style>
    <style:style style:name="MT7" style:family="text">
      <style:text-properties fo:font-size="9pt" fo:font-style="italic" officeooo:rsid="001e8fbe" style:font-size-asian="9pt" style:font-style-asian="italic"/>
    </style:style>
    <style:style style:name="MT8" style:family="text">
      <style:text-properties fo:font-size="9pt" fo:font-style="italic" style:font-size-asian="9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11in" fo:page-height="8.5in" style:num-format="1" style:print-orientation="landscape" fo:margin-top="0.5in" fo:margin-bottom="0.5in" fo:margin-left="0.8in" fo:margin-right="0.8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161in" style:dynamic-spacing="true"/>
      </style:header-style>
      <style:footer-style>
        <style:header-footer-properties fo:min-height="0.2in" fo:margin-left="0in" fo:margin-right="0in" fo:margin-top="0.161in" style:dynamic-spacing="true"/>
      </style:footer-style>
    </style:page-layout>
  </office:automatic-styles>
  <office:master-styles>
    <style:master-page style:name="Standard" style:page-layout-name="Mpm1">
      <style:header>
        <text:p text:style-name="Header"><text:span text:style-name="MT1">T</text:span><text:span text:style-name="MT2">riple </text:span><text:span text:style-name="MT1">E</text:span><text:span text:style-name="MT2">ntry </text:span><text:span text:style-name="MT1">J</text:span><text:span text:style-name="MT2">ournal </text:span><text:span text:style-name="MT1">for Research and Analysis</text:span><text:span text:style-name="MT2"> <text:s/>(</text:span><text:span text:style-name="MT3">Devin Ulibarri</text:span><text:span text:style-name="MT2"> </text:span><text:span text:style-name="MT3">201</text:span><text:span text:style-name="MT4">6</text:span><text:span text:style-name="MT3">-</text:span><text:span text:style-name="MT4">1</text:span><text:span text:style-name="MT3">2-0</text:span><text:span text:style-name="MT4">6</text:span><text:span text:style-name="MT2">)</text:span></text:p>
        <text:p text:style-name="Header"><text:span text:style-name="MT5">Template is licensed under a CC-by-SA license – </text:span><text:a xlink:type="simple" xlink:href="https://creativecommons.org/licenses/by-sa/4.0/" text:style-name="Internet_20_link"><text:span text:style-name="MT5">https://creativecommons.org/licenses/by-sa/4.0/</text:span></text:a></text:p>
        <text:p text:style-name="Header"><draw:frame draw:style-name="Mfr1" draw:name="Image1" text:anchor-type="paragraph" svg:x="-0.1516in" svg:y="6.6626in" svg:width="0.7362in" svg:height="0.7362in" draw:z-index="3"><draw:image xlink:href="Pictures/100000000000003500000035114C94C9.png" xlink:type="simple" xlink:show="embed" xlink:actuate="onLoad"/></draw:frame>Content is the copyright of their respective authors.</text:p>
      </style:header>
      <style:footer>
        <text:p text:style-name="MP1"><text:span text:style-name="MT6">Link to Template Source is </text:span><text:a xlink:type="simple" xlink:href="https://owncloud.libretools.com/index.php/s/dVD8y5aE8yQDVDr" text:style-name="Internet_20_link"><text:span text:style-name="MT6">https://owncloud.libretools.com/index.php/s/dVD8y5aE8yQDVDr</text:span></text:a><text:span text:style-name="MT7"> – </text:span><text:span text:style-name="MT8">Page </text:span><text:span text:style-name="MT8"><text:page-number text:select-page="current">4</text:page-number></text:span><text:span text:style-name="MT8"> of </text:span><text:span text:style-name="MT8"><text:page-count style:num-format="1">4</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iple Entry Journal Tmplate</dc:title>
    <meta:creation-date>2017-01-07T17:25:18.623045217</meta:creation-date>
    <meta:editing-cycles>15</meta:editing-cycles>
    <meta:editing-duration>PT8H31M41S</meta:editing-duration>
    <meta:generator>LibreOffice/4.2.8.2$Linux_X86_64 LibreOffice_project/420m0$Build-2</meta:generator>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dc:date>2017-01-09T05:45:23.471705297</dc:date>
    <dc:creator>Devin Ulibarri</dc:creator>
    <meta:document-statistic meta:table-count="2" meta:image-count="1" meta:object-count="0" meta:page-count="4" meta:paragraph-count="64" meta:word-count="1935" meta:character-count="12296" meta:non-whitespace-character-count="10419"/>
  </office:meta>
</office:document-meta>
</file>